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OpenSymbol" svg:font-family="OpenSymbol"/>
    <style:font-face style:name="Oxygen" svg:font-family="Oxygen, Arial, sans-serif"/>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6b7f94"/>
    </style:style>
    <style:style style:name="P3" style:family="paragraph" style:parent-style-name="Text_20_body">
      <style:text-properties officeooo:rsid="008c9ac6" officeooo:paragraph-rsid="008c9ac6"/>
    </style:style>
    <style:style style:name="P4" style:family="paragraph" style:parent-style-name="Text_20_body">
      <style:text-properties officeooo:rsid="008dfcbe" officeooo:paragraph-rsid="008dfcbe"/>
    </style:style>
    <style:style style:name="P5" style:family="paragraph" style:parent-style-name="Text_20_body">
      <style:text-properties officeooo:rsid="008dfcbe" officeooo:paragraph-rsid="00bd2920"/>
    </style:style>
    <style:style style:name="P6" style:family="paragraph" style:parent-style-name="Text_20_body">
      <style:text-properties officeooo:rsid="009549f7" officeooo:paragraph-rsid="00a700ed"/>
    </style:style>
    <style:style style:name="P7" style:family="paragraph" style:parent-style-name="Text_20_body">
      <style:text-properties officeooo:rsid="009549f7" officeooo:paragraph-rsid="00a8d0bc"/>
    </style:style>
    <style:style style:name="P8" style:family="paragraph" style:parent-style-name="Text_20_body">
      <style:text-properties officeooo:rsid="009549f7" officeooo:paragraph-rsid="00ac5043"/>
    </style:style>
    <style:style style:name="P9" style:family="paragraph" style:parent-style-name="Text_20_body">
      <style:text-properties officeooo:rsid="00a700ed" officeooo:paragraph-rsid="00a700ed"/>
    </style:style>
    <style:style style:name="P10" style:family="paragraph" style:parent-style-name="Text_20_body">
      <style:text-properties officeooo:rsid="00aa16e6" officeooo:paragraph-rsid="00aa16e6"/>
    </style:style>
    <style:style style:name="P11" style:family="paragraph" style:parent-style-name="Text_20_body">
      <style:text-properties officeooo:rsid="00ba28f4" officeooo:paragraph-rsid="00ba28f4"/>
    </style:style>
    <style:style style:name="P12" style:family="paragraph" style:parent-style-name="Text_20_body">
      <style:text-properties officeooo:rsid="008ab8de" officeooo:paragraph-rsid="00ad54bb"/>
    </style:style>
    <style:style style:name="P13" style:family="paragraph" style:parent-style-name="Text_20_body">
      <style:text-properties officeooo:paragraph-rsid="00ac7ddc"/>
    </style:style>
    <style:style style:name="P14"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8dfcbe" officeooo:paragraph-rsid="00a2158f" style:text-blinking="false" fo:background-color="transparent"/>
    </style:style>
    <style:style style:name="P15" style:family="paragraph" style:parent-style-name="Text_20_body">
      <style:paragraph-properties fo:margin-left="0.4925in" fo:margin-right="0in" fo:text-indent="0in" style:auto-text-indent="false"/>
      <style:text-properties officeooo:rsid="00b89851" officeooo:paragraph-rsid="00ba28f4"/>
    </style:style>
    <style:style style:name="P16" style:family="paragraph" style:parent-style-name="Text_20_body">
      <style:paragraph-properties fo:margin-left="0.4925in" fo:margin-right="0in" fo:text-indent="0in" style:auto-text-indent="false"/>
      <style:text-properties officeooo:rsid="00b89851" officeooo:paragraph-rsid="00be6eaf"/>
    </style:style>
    <style:style style:name="P17" style:family="paragraph" style:parent-style-name="Text_20_body">
      <style:paragraph-properties fo:margin-left="0.4925in" fo:margin-right="0in" fo:text-indent="0in" style:auto-text-indent="false"/>
      <style:text-properties officeooo:paragraph-rsid="00ba28f4"/>
    </style:style>
    <style:style style:name="P18" style:family="paragraph" style:parent-style-name="Text_20_body" style:master-page-name="First_20_Page">
      <style:paragraph-properties style:page-number="auto"/>
      <style:text-properties officeooo:rsid="00b89851" officeooo:paragraph-rsid="00b89851"/>
    </style:style>
    <style:style style:name="P19" style:family="paragraph" style:parent-style-name="Text_20_body" style:list-style-name="L1">
      <style:text-properties officeooo:rsid="008c9ac6" officeooo:paragraph-rsid="008c9ac6"/>
    </style:style>
    <style:style style:name="P20" style:family="paragraph" style:parent-style-name="Text_20_body" style:list-style-name="L3">
      <style:text-properties officeooo:rsid="008c9ac6" officeooo:paragraph-rsid="00be609c"/>
    </style:style>
    <style:style style:name="P21" style:family="paragraph" style:parent-style-name="Text_20_body" style:list-style-name="L1">
      <style:text-properties officeooo:rsid="00c91180" officeooo:paragraph-rsid="008c9ac6"/>
    </style:style>
    <style:style style:name="P22" style:family="paragraph" style:parent-style-name="Text_20_body" style:list-style-name="L2">
      <style:text-properties officeooo:rsid="00a700ed" officeooo:paragraph-rsid="00a8d0bc"/>
    </style:style>
    <style:style style:name="P23" style:family="paragraph" style:parent-style-name="Text_20_body" style:list-style-name="L2">
      <style:text-properties officeooo:rsid="00a700ed" officeooo:paragraph-rsid="00a700ed"/>
    </style:style>
    <style:style style:name="P24" style:family="paragraph" style:parent-style-name="Text_20_body" style:list-style-name="L2">
      <style:text-properties officeooo:rsid="00a8d0bc" officeooo:paragraph-rsid="00a8d0bc"/>
    </style:style>
    <style:style style:name="P25" style:family="paragraph" style:parent-style-name="Text_20_body" style:list-style-name="L3">
      <style:text-properties officeooo:rsid="00aa16e6" officeooo:paragraph-rsid="00be609c"/>
    </style:style>
    <style:style style:name="P26" style:family="paragraph" style:parent-style-name="Text_20_body">
      <style:text-properties officeooo:rsid="00877dc5" officeooo:paragraph-rsid="00ad54bb"/>
    </style:style>
    <style:style style:name="P27" style:family="paragraph" style:parent-style-name="Text_20_body">
      <style:text-properties officeooo:rsid="009549f7" officeooo:paragraph-rsid="00cb0da8"/>
    </style:style>
    <style:style style:name="P28" style:family="paragraph" style:parent-style-name="Heading_20_1">
      <style:paragraph-properties fo:text-align="end" style:justify-single-word="false"/>
      <style:text-properties fo:font-size="14pt" fo:font-weight="normal" officeooo:rsid="00877dc5" officeooo:paragraph-rsid="00805ec7" style:font-size-asian="14pt" style:font-weight-asian="normal" style:font-size-complex="14pt" style:font-weight-complex="normal"/>
    </style:style>
    <style:style style:name="P29" style:family="paragraph" style:parent-style-name="Heading_20_1">
      <style:paragraph-properties fo:text-align="end" style:justify-single-word="false"/>
      <style:text-properties fo:font-size="14pt" officeooo:rsid="00877dc5" officeooo:paragraph-rsid="00c00041" style:font-size-asian="14pt" style:font-size-complex="14pt"/>
    </style:style>
    <style:style style:name="P30" style:family="paragraph" style:parent-style-name="Heading_20_1">
      <style:paragraph-properties fo:text-align="end" style:justify-single-word="false"/>
      <style:text-properties fo:font-size="14pt" fo:font-weight="bold" officeooo:rsid="00c00041" officeooo:paragraph-rsid="00c00041" style:font-size-asian="14pt" style:font-weight-asian="bold" style:font-size-complex="14pt" style:font-weight-complex="bold"/>
    </style:style>
    <style:style style:name="P31" style:family="paragraph" style:parent-style-name="Heading_20_3">
      <style:text-properties officeooo:paragraph-rsid="00938ea3"/>
    </style:style>
    <style:style style:name="P32" style:family="paragraph" style:parent-style-name="Heading_20_3">
      <style:text-properties officeooo:rsid="00ba28f4" officeooo:paragraph-rsid="00ba28f4"/>
    </style:style>
    <style:style style:name="P33" style:family="paragraph" style:parent-style-name="Heading_20_3">
      <style:text-properties officeooo:paragraph-rsid="00ad54bb"/>
    </style:style>
    <style:style style:name="P34" style:family="paragraph" style:parent-style-name="Heading_20_3">
      <style:text-properties officeooo:paragraph-rsid="00bd2920"/>
    </style:style>
    <style:style style:name="P35" style:family="paragraph" style:parent-style-name="Heading_20_3">
      <style:text-properties officeooo:paragraph-rsid="00877dc5"/>
    </style:style>
    <style:style style:name="P36" style:family="paragraph" style:parent-style-name="Heading_20_3">
      <style:text-properties officeooo:rsid="009549f7" officeooo:paragraph-rsid="009549f7"/>
    </style:style>
    <style:style style:name="P37" style:family="paragraph" style:parent-style-name="Heading_20_3">
      <style:text-properties officeooo:rsid="00aa16e6" officeooo:paragraph-rsid="00aa16e6"/>
    </style:style>
    <style:style style:name="T1" style:family="text">
      <style:text-properties officeooo:rsid="00bedff3"/>
    </style:style>
    <style:style style:name="T2" style:family="text">
      <style:text-properties officeooo:rsid="009802f1"/>
    </style:style>
    <style:style style:name="T3" style:family="text">
      <style:text-properties fo:font-weight="bold" style:font-weight-asian="bold" style:font-weight-complex="bold"/>
    </style:style>
    <style:style style:name="T4" style:family="text">
      <style:text-properties fo:font-weight="bold" officeooo:rsid="00c00041" style:font-weight-asian="bold" style:font-weight-complex="bold"/>
    </style:style>
    <style:style style:name="T5" style:family="text">
      <style:text-properties fo:font-weight="bold" officeooo:rsid="00b89851" style:font-weight-asian="bold" style:font-weight-complex="bold"/>
    </style:style>
    <style:style style:name="T6" style:family="text">
      <style:text-properties officeooo:rsid="008864a4"/>
    </style:style>
    <style:style style:name="T7" style:family="text">
      <style:text-properties officeooo:rsid="00877dc5"/>
    </style:style>
    <style:style style:name="T8" style:family="text">
      <style:text-properties officeooo:rsid="0087d76d"/>
    </style:style>
    <style:style style:name="T9" style:family="text">
      <style:text-properties officeooo:rsid="008fa12f"/>
    </style:style>
    <style:style style:name="T10" style:family="text">
      <style:text-properties officeooo:rsid="0096c140"/>
    </style:style>
    <style:style style:name="T11" style:family="text">
      <style:text-properties officeooo:rsid="0098ae94"/>
    </style:style>
    <style:style style:name="T12" style:family="text">
      <style:text-properties officeooo:rsid="00999bcc"/>
    </style:style>
    <style:style style:name="T13" style:family="text">
      <style:text-properties officeooo:rsid="00a5047f"/>
    </style:style>
    <style:style style:name="T14" style:family="text">
      <style:text-properties style:text-underline-style="none"/>
    </style:style>
    <style:style style:name="T15" style:family="text">
      <style:text-properties style:text-underline-style="none" officeooo:rsid="0096c140"/>
    </style:style>
    <style:style style:name="T16" style:family="text">
      <style:text-properties style:text-underline-style="none" officeooo:rsid="00a00c02"/>
    </style:style>
    <style:style style:name="T17" style:family="text">
      <style:text-properties style:text-underline-style="none" officeooo:rsid="00877dc5"/>
    </style:style>
    <style:style style:name="T18" style:family="text">
      <style:text-properties style:text-underline-style="none" officeooo:rsid="00be6eaf"/>
    </style:style>
    <style:style style:name="T19" style:family="text">
      <style:text-properties style:text-underline-style="none" officeooo:rsid="00c2f2c5"/>
    </style:style>
    <style:style style:name="T20" style:family="text">
      <style:text-properties style:text-underline-style="none" officeooo:rsid="00c4bcaa"/>
    </style:style>
    <style:style style:name="T21" style:family="text">
      <style:text-properties officeooo:rsid="00a700ed"/>
    </style:style>
    <style:style style:name="T22" style:family="text">
      <style:text-properties fo:font-style="normal" style:font-style-asian="normal" style:font-style-complex="normal"/>
    </style:style>
    <style:style style:name="T23" style:family="text">
      <style:text-properties fo:font-style="normal" officeooo:rsid="00bdc8b3" style:font-style-asian="normal" style:font-style-complex="normal"/>
    </style:style>
    <style:style style:name="T24" style:family="text">
      <style:text-properties officeooo:rsid="00a8d0bc"/>
    </style:style>
    <style:style style:name="T25" style:family="text">
      <style:text-properties officeooo:rsid="00aa16e6"/>
    </style:style>
    <style:style style:name="T26" style:family="text">
      <style:text-properties officeooo:rsid="00aaf77f"/>
    </style:style>
    <style:style style:name="T27" style:family="text">
      <style:text-properties officeooo:rsid="00ac5043"/>
    </style:style>
    <style:style style:name="T28" style:family="text">
      <style:text-properties officeooo:rsid="00b4329f"/>
    </style:style>
    <style:style style:name="T29" style:family="text">
      <style:text-properties fo:font-size="12pt" style:font-size-asian="12pt" style:font-size-complex="12pt"/>
    </style:style>
    <style:style style:name="T30" style:family="text">
      <style:text-properties fo:font-size="12pt" officeooo:rsid="00adf83a" style:font-size-asian="12pt" style:font-size-complex="12pt"/>
    </style:style>
    <style:style style:name="T31" style:family="text">
      <style:text-properties fo:font-size="12pt" officeooo:rsid="00992fae" style:font-size-asian="12pt" style:font-size-complex="12pt"/>
    </style:style>
    <style:style style:name="T32" style:family="text">
      <style:text-properties fo:font-size="12pt" officeooo:rsid="00cb0da8" style:font-size-asian="12pt" style:font-size-complex="12pt"/>
    </style:style>
    <style:style style:name="T33" style:family="text">
      <style:text-properties officeooo:rsid="00b89851"/>
    </style:style>
    <style:style style:name="T34" style:family="text">
      <style:text-properties fo:font-weight="normal" officeooo:rsid="008864a4"/>
    </style:style>
    <style:style style:name="T35" style:family="text">
      <style:text-properties officeooo:rsid="00bbbd16"/>
    </style:style>
    <style:style style:name="T36" style:family="text">
      <style:text-properties officeooo:rsid="00bdc8b3"/>
    </style:style>
    <style:style style:name="T37" style:family="text">
      <style:text-properties officeooo:rsid="00be3af9"/>
    </style:style>
    <style:style style:name="T38" style:family="text">
      <style:text-properties officeooo:rsid="00be609c"/>
    </style:style>
    <style:style style:name="T39" style:family="text">
      <style:text-properties officeooo:rsid="00c11f60"/>
    </style:style>
    <style:style style:name="T40" style:family="text">
      <style:text-properties officeooo:rsid="00c2f2c5"/>
    </style:style>
    <style:style style:name="T41" style:family="text">
      <style:text-properties officeooo:rsid="00c4bcaa"/>
    </style:style>
    <style:style style:name="T42" style:family="text">
      <style:text-properties officeooo:rsid="00c57c39"/>
    </style:style>
    <style:style style:name="T43" style:family="text">
      <style:text-properties officeooo:rsid="00c7121b"/>
    </style:style>
    <style:style style:name="T44" style:family="text">
      <style:text-properties officeooo:rsid="00c7d6ed"/>
    </style:style>
    <style:style style:name="T45" style:family="text">
      <style:text-properties officeooo:rsid="00cb0da8"/>
    </style:style>
    <style:style style:name="T46" style:family="text">
      <style:text-properties fo:font-variant="normal" fo:text-transform="none" fo:color="#4a4a4a" style:font-name="Oxygen" fo:font-size="10.5pt" fo:letter-spacing="normal" fo:font-style="normal" fo:font-weight="normal"/>
    </style:style>
    <style:style style:name="T47" style:family="text">
      <style:text-properties fo:font-variant="normal" fo:text-transform="none" fo:color="#4a4a4a" style:font-name="Oxygen" fo:font-size="10.5pt" fo:letter-spacing="normal" fo:font-style="normal" fo:font-weight="bold"/>
    </style:style>
    <style:style style:name="T48" style:family="text">
      <style:text-properties fo:font-variant="normal" fo:text-transform="none" fo:color="#4a4a4a" fo:letter-spacing="normal"/>
    </style:style>
    <style:style style:name="T49" style:family="text">
      <style:text-properties fo:font-variant="normal" fo:text-transform="none" fo:color="#2786c2" style:text-line-through-style="none" style:text-line-through-type="none" style:font-name="Oxygen" fo:font-size="10.5pt" fo:letter-spacing="normal" fo:font-style="normal" style:text-underline-style="none" fo:font-weight="normal" style:text-blinking="false"/>
    </style:style>
    <style:style style:name="T50" style:family="text">
      <style:text-properties officeooo:rsid="00ae468b"/>
    </style:style>
    <style:style style:name="T51" style:family="text">
      <style:text-properties officeooo:rsid="00cb83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9">Northbridge Technology Alliance is pleased to announce </text:span><text:span text:style-name="T30">our 201</text:span><text:span text:style-name="T32">8</text:span><text:span text:style-name="T30"> technology </text:span><text:span text:style-name="T29">grant for </text:span><text:span text:style-name="T31">socially progressive leaders who are engaged in social justice and community building work.</text:span></text:p>
      <text:h text:style-name="P31" text:outline-level="3">What does this grant include?</text:h>
      <text:p text:style-name="P26"><text:span text:style-name="T8">This grant provides</text:span><text:span text:style-name="T14"> </text:span><text:span text:style-name="T20">six months </text:span><text:span text:style-name="T14">of a </text:span><text:span text:style-name="T19">dedicated</text:span><text:span text:style-name="T14"> </text:span><text:span text:style-name="T16">conference</text:span><text:span text:style-name="T14"> room</text:span> in our <text:span text:style-name="T13">full-featured</text:span> web conference center, Nexus Web Meet. Your room <text:span text:style-name="T21">can</text:span> be configured to provide a variety of state-of-the-art remote meeting configurations, such as <text:span text:style-name="T26">broadcast </text:span>webinars, remote classrooms, remote meetings, and video chat sessions. <text:span text:style-name="T40">(</text:span><text:a xlink:type="simple" xlink:href="https://northbridgetech.org/apps/nexus/web/login.php?oid=userdemo" office:target-frame-name="_blank" xlink:show="new"><text:span text:style-name="T40">Live Demo</text:span></text:a><text:span text:style-name="T40">) </text:span></text:p>
      <text:p text:style-name="Text_20_body">This grant <text:span text:style-name="T45">also </text:span>awards a "just-right" amount of vendor-neutral training <text:span text:style-name="T45">and </text:span>guided strategic planning. Grantees emerge with a straightforward road map for their own technology adoption and become eligible for the major cost benefits of Northbridge Technology Alliance's highly selective membership program.</text:p>
      <text:h text:style-name="P32" text:outline-level="3">What can I do with a private virtual web conference room?</text:h>
      <text:p text:style-name="P11">Here are a few examples of what previous grantees have achieved:</text:p>
      <text:p text:style-name="P16">Call-to-action <text:span text:style-name="T3">broadcast webinar</text:span> to an entire community, right <text:span text:style-name="T40">in</text:span>to their homes</text:p>
      <text:p text:style-name="P17"><text:span text:style-name="T33">High-quality, instructor-led </text:span><text:span text:style-name="T5">volunteer training</text:span><text:span text:style-name="T33"> without requiring your volunteers to travel</text:span></text:p>
      <text:p text:style-name="P15">Fully collaborative, video-based <text:span text:style-name="T3">Board meetings</text:span> with directors around the world</text:p>
      <text:h text:style-name="P33" text:outline-level="3">What is the <text:span text:style-name="T7">monetary</text:span> value of this grant?</text:h>
      <text:p text:style-name="P12">$5,000. This includes <text:span text:style-name="T41">six months</text:span> of comparable remote web meeting service averaged across a number of leading vendors (such as Zoom and WebEx) combined with high-quality instructor-led training <text:span text:style-name="T42">and consultation </text:span>for up to eight staff members.</text:p>
      <text:h text:style-name="P34" text:outline-level="3">Is there a catch?</text:h>
      <text:p text:style-name="P5">No. This is a vendor-neutral grant with no <text:span text:style-name="T9">financial </text:span>strings attached.</text:p>
      <text:h text:style-name="P35" text:outline-level="3">What <text:span text:style-name="T13">will this grant do for me</text:span>?</text:h>
      <text:p text:style-name="Text_20_body">This grant removes <text:span text:style-name="T45">barriers of </text:span>cost and knowledge, ensuring that you have the access, correct planning, and skills that are required to successfully <text:span text:style-name="T45">and permanently </text:span>add web-based meetings to your tool set. <text:span text:style-name="T45">Successful completion of the grant requirements results in eligibility to take advantage </text:span><text:soft-page-break/><text:span text:style-name="T45">of ongoing major cost benefits through Northbridge Technology Alliance's highly selective membership program.</text:span></text:p>
      <text:p text:style-name="P27"><text:span text:style-name="T24">See the </text:span><text:a xlink:type="simple" xlink:href="http://northbridgetech.org/downloads/Whitepaper_GrantGuidelines.pdf" office:target-frame-name="_blank" xlink:show="new"><text:span text:style-name="T24">Grant Eligibility and Application Guidelines</text:span></text:a><text:span text:style-name="T24"> for more detailed information.</text:span></text:p>
      <text:h text:style-name="Heading_20_3" text:outline-level="3">Who is eligible?</text:h>
      <text:p text:style-name="P3">This grant is available to teams working toward missions that are associated with the following geographies and goals.</text:p>
      <text:list xml:id="list3182007884446952343" text:style-name="L1">
        <text:list-item>
          <text:p text:style-name="P19">Metropolitan Chicago: <text:span text:style-name="T40">Community Engagement for Strong Neighborhoods</text:span></text:p>
        </text:list-item>
        <text:list-item>
          <text:p text:style-name="P19"><text:span text:style-name="T1">State of </text:span>Illinois: Health Equity Advancements</text:p>
        </text:list-item>
        <text:list-item>
          <text:p text:style-name="P19">United States: Systemic Racial Equity</text:p>
        </text:list-item>
        <text:list-item>
          <text:p text:style-name="P21">International: Human Rights</text:p>
        </text:list-item>
      </text:list>
      <text:p text:style-name="P8"><text:span text:style-name="T24">See the </text:span><text:a xlink:type="simple" xlink:href="http://northbridgetech.org/downloads/Whitepaper_GrantGuidelines.pdf" office:target-frame-name="_blank" xlink:show="new"><text:span text:style-name="T24">Grant Eligibility and Application Guidelines</text:span></text:a><text:span text:style-name="T24"> for more detailed information.</text:span></text:p>
      <text:h text:style-name="P36" text:outline-level="3">What do you mean by “this grant is available to teams?”</text:h>
      <text:p text:style-name="P6"><text:span text:style-name="T21">Many nonprofit grants are awarded to single organizations. We have found, though, that </text:span>the most interesting and effective social progress is being <text:span text:style-name="T2">accomplished by </text:span>collaborative, <text:span text:style-name="T22">cross-organizational</text:span> efforts as well as <text:span text:style-name="T2">by</text:span> smaller, grass roots activism. <text:span text:style-name="T21">At Northbridge, we find that w</text:span>e can be most flexible with a variety of <text:span text:style-name="T27">situations </text:span>by considering <text:span text:style-name="T12">the </text:span>project team <text:span text:style-name="T11">(or committee, work group, task force, Board, etc)</text:span>, as the grantee <text:span text:style-name="T21">unit.</text:span></text:p>
      <text:h text:style-name="Heading_20_3" text:outline-level="3">What are some examples of <text:span text:style-name="T21">a </text:span>team you would consider?</text:h>
      <text:p text:style-name="P9"><text:span text:style-name="T24">W</text:span>e consider all of these <text:span text:style-name="T35">common situations </text:span>to be eligible</text:p>
      <text:list xml:id="list7640423312682896024" text:style-name="L2">
        <text:list-item>
          <text:p text:style-name="P22">A task force or committee <text:span text:style-name="T24">working within</text:span> a <text:span text:style-name="T24">local </text:span>faith community</text:p>
        </text:list-item>
        <text:list-item>
          <text:p text:style-name="P23">A staff committee fulfilling the work of a traditional nonprofit service-oriented program</text:p>
        </text:list-item>
        <text:list-item>
          <text:p text:style-name="P23">A Board of Directors</text:p>
        </text:list-item>
        <text:list-item>
          <text:p text:style-name="P24">A grass-roots, community-based activism group</text:p>
        </text:list-item>
        <text:list-item>
          <text:p text:style-name="P24">A local chapter of an NGO</text:p>
        </text:list-item>
      </text:list>
      <text:p text:style-name="P7"><text:span text:style-name="T24">See the </text:span><text:a xlink:type="simple" xlink:href="http://northbridgetech.org/downloads/Whitepaper_GrantGuidelines.pdf" office:target-frame-name="_blank" xlink:show="new"><text:span text:style-name="T24">Grant Eligibility and Application Guidelines</text:span></text:a><text:span text:style-name="T24"> for more detailed information.</text:span></text:p>
      <text:h text:style-name="Heading_20_3" text:outline-level="3"><text:soft-page-break/>What is required of a grantee?</text:h>
      <text:p text:style-name="P3">Once accepted into the program, our grantees are required to</text:p>
      <text:list xml:id="list307539147729740933" text:style-name="L3">
        <text:list-item>
          <text:p text:style-name="P20"><text:span text:style-name="T25">Complete</text:span> the <text:span text:style-name="T40">program, a </text:span>series of vendor-neutral <text:span text:style-name="T38">instructor-led</text:span> training and worksheets, <text:span text:style-name="T37">within the designated time frames</text:span></text:p>
        </text:list-item>
        <text:list-item>
          <text:p text:style-name="P25">Using the natural outputs of the training cycle, create their technology adoption road map and share it with Northbridge</text:p>
        </text:list-item>
      </text:list>
      <text:h text:style-name="P37" text:outline-level="3">What's membership all about?</text:h>
      <text:p text:style-name="P10">Membership with Northbridge is an unbeatably cost-effective way for our grantees to continue use of their <text:span text:style-name="T36">private</text:span><text:span text:style-name="T17"> </text:span><text:span text:style-name="T16">conference</text:span><text:span text:style-name="T17"> room</text:span><text:span text:style-name="T7"> in our full-featured virtual web conference center, Nexus Web Meet. </text:span>Membership with Northbridge is <text:span text:style-name="T22">available exclusively to Northbridge grantees </text:span><text:span text:style-name="T23">and also comes with ongoing training and community networking opportunities</text:span><text:span text:style-name="T22">.</text:span></text:p>
      <text:h text:style-name="Heading_20_3" text:outline-level="3">Are you trying to sell something?</text:h>
      <text:p text:style-name="P4">No. This grant is provided in fulfillment of our mission to create software solutions for charitable organizations who do social justice or community building work so that their collective impact is increased.</text:p>
      <text:p text:style-name="P4">Grantees are eligible to opt-in, <text:span text:style-name="T9">over a longer term, to the e</text:span>xtraordinary cost-benefits of membership with Northbridge. However, ongoing membership is not a requirement of grant fulfillment.</text:p>
      <text:h text:style-name="Heading_20_3" text:outline-level="3">How <text:span text:style-name="T28">and when can </text:span>we apply?</text:h>
      <text:p text:style-name="P13"><text:span text:style-name="T1">Deadiines and submission guidelines are described in our <text:s/></text:span><text:a xlink:type="simple" xlink:href="http://northbridgetech.org/downloads/Whitepaper_GrantGuidelines.pdf" office:target-frame-name="_blank" xlink:show="new"><text:span text:style-name="T1">Grant Eligibility and Application Guidelines</text:span></text:a><text:span text:style-name="T1">. The grant application form is here: </text:span><text:a xlink:type="simple" xlink:href="http://northbridgetech.org/apps/members/index.php?q=civicrm/contribute/transact&amp;reset=1&amp;id=8" office:target-frame-name="_blank" xlink:show="new"><text:span text:style-name="T1">Online Grant Application</text:span></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OpenSymbol" svg:font-family="OpenSymbol"/>
    <style:font-face style:name="Oxygen" svg:font-family="Oxygen, Arial, sans-serif"/>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style:font-name="Khula" fo:font-family="Khula" style:font-style-name="Regular" style:font-pitch="variable"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fo:font-size="14pt" fo:font-weight="bold" style:font-size-asian="14pt" style:font-weight-asian="bold" style:font-size-complex="14pt" style:font-weight-complex="60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dd4814"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6b7f94"/>
    </style:style>
    <style:style style:name="MP3" style:family="paragraph" style:parent-style-name="Heading_20_1">
      <style:paragraph-properties fo:text-align="end" style:justify-single-word="false"/>
      <style:text-properties fo:font-size="14pt" fo:font-weight="normal" officeooo:rsid="00877dc5" officeooo:paragraph-rsid="00805ec7" style:font-size-asian="14pt" style:font-weight-asian="normal" style:font-size-complex="14pt" style:font-weight-complex="normal"/>
    </style:style>
    <style:style style:name="MP4" style:family="paragraph" style:parent-style-name="Heading_20_1">
      <style:paragraph-properties fo:text-align="end" style:justify-single-word="false"/>
      <style:text-properties fo:font-size="14pt" officeooo:rsid="00877dc5" officeooo:paragraph-rsid="00c00041" style:font-size-asian="14pt" style:font-size-complex="14pt"/>
    </style:style>
    <style:style style:name="MP5" style:family="paragraph" style:parent-style-name="Heading_20_1">
      <style:paragraph-properties fo:text-align="end" style:justify-single-word="false"/>
      <style:text-properties fo:font-size="14pt" fo:font-weight="bold" officeooo:rsid="00c00041" officeooo:paragraph-rsid="00c00041" style:font-size-asian="14pt" style:font-weight-asian="bold" style:font-size-complex="14pt" style:font-weight-complex="bold"/>
    </style:style>
    <style:style style:name="MT1" style:family="text">
      <style:text-properties officeooo:rsid="00cb83a7"/>
    </style:style>
    <style:style style:name="MT2" style:family="text">
      <style:text-properties officeooo:rsid="009802f1"/>
    </style:style>
    <style:style style:name="MT3" style:family="text">
      <style:text-properties fo:font-weight="bold" style:font-weight-asian="bold" style:font-weight-complex="bold"/>
    </style:style>
    <style:style style:name="MT4" style:family="text">
      <style:text-properties fo:font-weight="bold" officeooo:rsid="00c00041"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0"><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1"><draw:image xlink:href="Pictures/10000000000000C8000000C829C29D22.jpg" xlink:type="simple" xlink:show="embed" xlink:actuate="onLoad"/></draw:frame><text:span text:style-name="MT1">2018 Technology Grant FAQ</text:span>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1">2018 Technology Grant FAQ</text:span> <text:s text:c="2"/><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0874in" svg:width="3.95in" svg:height="1.2035in" draw:z-index="2"><draw:image xlink:href="Pictures/100000000000119400000576DA8B4D44.jpg" xlink:type="simple" xlink:show="embed" xlink:actuate="onLoad"/></draw:frame><text:span text:style-name="MT2">2018 </text:span>Technology Grant</text:h>
        <text:h text:style-name="MP4" text:outline-level="1"><text:span text:style-name="MT3">F</text:span><text:span text:style-name="MT4">requently</text:span></text:h>
        <text:h text:style-name="MP5" text:outline-level="1">Asked Questions</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9T19:25:36.885562387</meta:creation-date>
    <meta:editing-duration>PT23H30M27S</meta:editing-duration>
    <meta:editing-cycles>82</meta:editing-cycles>
    <meta:generator>LibreOffice/4.2.8.2$Linux_X86_64 LibreOffice_project/420m0$Build-2</meta:generator>
    <dc:title>nta_whitepaper</dc:title>
    <dc:date>2017-11-21T09:41:19.791800907</dc:date>
    <meta:document-statistic meta:table-count="0" meta:image-count="5" meta:object-count="0" meta:page-count="3" meta:paragraph-count="49" meta:word-count="733" meta:character-count="4869" meta:non-whitespace-character-count="4189"/>
    <meta:template xlink:type="simple" xlink:actuate="onRequest" xlink:title="nta_whitepaper" xlink:href="../../../../../../../.config/libreoffice/4/user/template/nta_whitepaper.ott" meta:date="2015-03-19T19:25:34.327725098"/>
  </office:meta>
</office:document-meta>
</file>